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Baby Universe" svg:font-family="'Baby Universe'" style:font-pitch="variable"/>
    <style:font-face style:name="文泉驿等宽正黑" svg:font-family="文泉驿等宽正黑" style:font-pitch="variable"/>
    <style:font-face style:name="CARIBBEAN TOOL" svg:font-family="'CARIBBEAN TOOL'" style:font-family-generic="modern" style:font-pitch="variable"/>
    <style:font-face style:name="Constantia" svg:font-family="Constant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文泉驿等宽微米黑" svg:font-family="文泉驿等宽微米黑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>
      <style:text-properties style:font-name="Constantia" fo:font-size="16pt" officeooo:rsid="001e201f" officeooo:paragraph-rsid="001e201f"/>
    </style:style>
    <style:style style:name="P2" style:family="paragraph" style:parent-style-name="Standard">
      <style:text-properties style:font-name="Constantia" fo:font-size="16pt" officeooo:rsid="00217ba7" officeooo:paragraph-rsid="00217ba7"/>
    </style:style>
    <style:style style:name="P3" style:family="paragraph" style:parent-style-name="Standard">
      <style:text-properties style:font-name="Constantia" officeooo:rsid="001e201f" officeooo:paragraph-rsid="001e201f" style:font-name-asian="文泉驿等宽微米黑"/>
    </style:style>
    <style:style style:name="P4" style:family="paragraph" style:parent-style-name="Standard">
      <style:text-properties style:font-name="CARIBBEAN TOOL" fo:font-size="58pt" fo:font-weight="normal" officeooo:paragraph-rsid="001e201f" style:font-name-asian="Baby Universe" style:font-weight-asian="normal" style:font-weight-complex="normal"/>
    </style:style>
    <style:style style:name="P5" style:family="paragraph" style:parent-style-name="Standard">
      <style:text-properties style:font-name="Constantia" fo:font-size="16pt" officeooo:paragraph-rsid="001e201f"/>
    </style:style>
    <style:style style:name="P6" style:family="paragraph" style:parent-style-name="Standard">
      <style:text-properties style:font-name="Constantia" fo:font-size="60pt" fo:font-weight="normal" officeooo:paragraph-rsid="0025d115" style:font-name-asian="Baby Universe" style:font-size-asian="60pt" style:font-weight-asian="normal" style:font-size-complex="60pt" style:font-weight-complex="normal"/>
    </style:style>
    <style:style style:name="T1" style:family="text">
      <style:text-properties officeooo:rsid="001e201f"/>
    </style:style>
    <style:style style:name="T2" style:family="text">
      <style:text-properties fo:color="#00ff00" officeooo:rsid="001e201f"/>
    </style:style>
    <style:style style:name="T3" style:family="text">
      <style:text-properties officeooo:rsid="0025d115"/>
    </style:style>
    <style:style style:name="T4" style:family="text">
      <style:text-properties fo:font-size="60pt" style:font-size-asian="60pt" style:font-size-complex="6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3">Triple Graph based Metadata</text:span></text:p>
      <text:p text:style-name="P6"><text:span text:style-name="T3">TriGraM</text:span></text:p>
      <text:p text:style-name="P5"><text:span text:style-name="T1">Shi.Zhan (c) 2013</text:span></text:p>
      <text:p text:style-name="P1">g.shizhan.g@gmail.com</text:p>
      <text:p text:style-name="P2">http://shizhan.github.com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Baby Universe" svg:font-family="'Baby Universe'" style:font-pitch="variable"/>
    <style:font-face style:name="文泉驿等宽正黑" svg:font-family="文泉驿等宽正黑" style:font-pitch="variable"/>
    <style:font-face style:name="CARIBBEAN TOOL" svg:font-family="'CARIBBEAN TOOL'" style:font-family-generic="modern" style:font-pitch="variable"/>
    <style:font-face style:name="Constantia" svg:font-family="Constant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文泉驿等宽微米黑" svg:font-family="文泉驿等宽微米黑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微软雅黑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5T15:30:37.64</meta:creation-date>
    <dc:date>2013-03-19T16:24:39.90</dc:date>
    <meta:editing-duration>PT4M50S</meta:editing-duration>
    <meta:editing-cycles>9</meta:editing-cycles>
    <meta:generator>LibreOffice/4.0.1.2$Windows_x86 LibreOffice_project/84102822e3d61eb989ddd325abf1ac077904985</meta:generator>
    <dc:creator>Zhan Shi</dc:creator>
    <meta:document-statistic meta:table-count="0" meta:image-count="0" meta:object-count="0" meta:page-count="1" meta:paragraph-count="5" meta:word-count="10" meta:character-count="97" meta:non-whitespace-character-count="92"/>
  </office:meta>
</office:document-meta>
</file>